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256B00000BFE2AFFBE58.svm"/>
  <manifest:file-entry manifest:media-type="" manifest:full-path="Pictures/2000000700001CD7000012B69CE729DC.svm"/>
  <manifest:file-entry manifest:media-type="" manifest:full-path="Pictures/20000007000024CC00000B45E031ACD5.svm"/>
  <manifest:file-entry manifest:media-type="" manifest:full-path="Pictures/200000070000376700001830811E1BF6.svm"/>
  <manifest:file-entry manifest:media-type="" manifest:full-path="Pictures/20000007000034EC000015D03AEB8B5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font-size-asian="12pt" style:font-size-complex="12pt" style:text-overline-style="solid" style:text-overline-width="auto" style:text-overline-color="font-color"/>
    </style:style>
    <style:style style:name="T3" style:family="text">
      <style:text-properties fo:font-size="12pt" style:font-size-asian="12pt" style:font-size-complex="12pt" style:text-overline-style="none" style:text-overline-color="font-color"/>
    </style:style>
    <style:style style:name="T4" style:family="text">
      <style:text-properties style:text-overline-style="none" style:text-overline-color="font-color"/>
    </style:style>
    <style:style style:name="T5" style:family="text">
      <style:text-properties fo:font-variant="normal" fo:text-transform="none" fo:color="#252525" style:font-name="sans-serif" fo:font-size="10.5pt" fo:letter-spacing="normal" fo:font-style="normal" fo:font-weight="normal" style:text-overline-style="none" style:text-overline-color="font-color"/>
    </style:style>
    <style:style style:name="T6" style:family="text">
      <style:text-properties fo:font-variant="normal" fo:text-transform="none" fo:color="#000000" fo:letter-spacing="normal"/>
    </style:style>
    <style:style style:name="T7" style:family="text">
      <style:text-properties fo:font-weight="normal" style:font-weight-asian="normal" style:font-weight-complex="normal" style:text-overline-style="none" style:text-overline-color="font-color"/>
    </style:style>
    <style:style style:name="T8" style:family="text">
      <style:text-properties fo:font-weight="bold" style:font-weight-asian="bold"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2"/>
      <text:p text:style-name="P2">a)</text:p>
      <text:p text:style-name="P2"><draw:frame draw:style-name="fr2" draw:name="bilder2" text:anchor-type="paragraph" svg:width="13.548cm" svg:height="5.584cm" draw:z-index="2"><draw:image xlink:href="Pictures/20000007000034EC000015D03AEB8B5C.svm" xlink:type="simple" xlink:show="embed" xlink:actuate="onLoad"/></draw:frame></text:p>
      <text:p text:style-name="P2">b)</text:p>
      <text:p text:style-name="P2"><draw:frame draw:style-name="fr2" draw:name="bilder3" text:anchor-type="paragraph" svg:width="14.183cm" svg:height="6.191cm" draw:z-index="3"><draw:image xlink:href="Pictures/200000070000376700001830811E1BF6.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 – a)</text:p>
      <text:p text:style-name="P2">(A ∧ B′) ∨ (C ∧ B′) ∨ A</text:p>
      <text:p text:style-name="P2">Distributivity:</text:p>
      <text:p text:style-name="Standard"><text:span text:style-name="T1"><text:s/></text:span><text:span text:style-name="T6">≡</text:span> <text:s/><text:span text:style-name="T1">B′ ∧ (A ∨ C) <text:s/>∨ A</text:span></text:p>
      <text:p text:style-name="P2">This can be read as:</text:p>
      <text:p text:style-name="Standard"><text:span text:style-name="T1"><text:s/></text:span><text:span text:style-name="T6">≡</text:span> <text:s/><text:span text:style-name="T1">(B′ ∧ (A ∨ C)) <text:s/>∨ A</text:span></text:p>
      <text:p text:style-name="P2">If A is true, the expression is true. If A is false, then the expression is true only if B is false and C is true.</text:p>
      <text:p text:style-name="Standard"><text:span text:style-name="T1"><text:s/></text:span><text:span text:style-name="T6">≡</text:span> <text:s/>A <text:span text:style-name="T1">∨ (B′ ∧ C)</text:span></text:p>
      <text:p text:style-name="Standard"><text:span text:style-name="T1">Proof:</text:span></text:p>
      <text:p text:style-name="Standard"><draw:frame draw:style-name="fr3" draw:name="Objekt2" text:anchor-type="paragraph" svg:x="0.169cm" svg:y="0.249cm" svg:width="9.202cm" svg:height="4.066cm" draw:z-index="5"><draw:object xlink:href="./Object 2" xlink:type="simple" xlink:show="embed" xlink:actuate="onLoad"/><draw:image xlink:href="./ObjectReplacements/Object 2" xlink:type="simple" xlink:show="embed" xlink:actuate="onLoad"/></draw:frame></text:p>
      <text:p text:style-name="P2"><draw:frame draw:style-name="fr1" draw:name="bilder4" text:anchor-type="paragraph" svg:x="0.086cm" svg:y="0.145cm" svg:width="9.58cm" svg:height="3.069cm" draw:z-index="4"><draw:image xlink:href="Pictures/200000070000256B00000BFE2AFFBE58.svm" xlink:type="simple" xlink:show="embed" xlink:actuate="onLoad"/></draw:frame></text:p>
      <text:p text:style-name="P2">c – b)</text:p>
      <text:p text:style-name="P2"><text:s/>(A ∨ C′) ∧ (B ∨ C′) ∧ A</text:p>
      <text:p text:style-name="P2">Distributivity:</text:p>
      <text:p text:style-name="P2"><text:span text:style-name="T6"><text:s/>≡ (C′ ∨ (A ∧ B)) ∧ A</text:span></text:p>
      <text:p text:style-name="P2"><text:span text:style-name="T6">If A is false, the expression is false. If A is true, then the rest of the expression (C′ ∨ (A ∧ B)) can be simplified to (C′ ∨ B).</text:span></text:p>
      <text:p text:style-name="P2"><text:span text:style-name="T6"><text:s/>≡ A ∧ (B ∨ C′)</text:span></text:p>
      <text:p text:style-name="P2"><text:span text:style-name="T6">Proof:</text:span></text:p>
      <text:p text:style-name="P2"><draw:frame draw:style-name="fr3" draw:name="Objekt3" text:anchor-type="paragraph" svg:x="0.09cm" svg:y="0.143cm" svg:width="9.202cm" svg:height="4.066cm" draw:z-index="6"><draw:object xlink:href="./Object 3" xlink:type="simple" xlink:show="embed" xlink:actuate="onLoad"/><draw:image xlink:href="./ObjectReplacements/Object 3" xlink:type="simple" xlink:show="embed" xlink:actuate="onLoad"/></draw:frame><draw:frame draw:style-name="fr1" draw:name="bilder5" text:anchor-type="paragraph" svg:x="0.09cm" svg:y="4.63cm" svg:width="9.419cm" svg:height="2.886cm" draw:z-index="7"><draw:image xlink:href="Pictures/20000007000024CC00000B45E031ACD5.svm" xlink:type="simple" xlink:show="embed" xlink:actuate="onLoad"/></draw:frame><text:span text:style-name="T6"/></text:p>
      <text:p text:style-name="P1"><text:soft-page-break/>Q2</text:p>
      <text:p text:style-name="P2"/>
      <text:p text:style-name="P2">I notice that all values in A are also contained in B – in other words, A⊂B.</text:p>
      <text:p text:style-name="P2"/>
      <text:p text:style-name="P2">a) A∪B = B<text:tab/>A contains no values that are not also in B.</text:p>
      <text:p text:style-name="Standard"><text:span text:style-name="T1">b) A∩B = A<text:tab/>All values in A (and only the values in A) are in both A and B.</text:span></text:p>
      <text:p text:style-name="Standard"><text:span text:style-name="T1">c) A−B = Ø<text:tab/>There are no values in A that are not also in B.</text:span></text:p>
      <text:p text:style-name="Standard"><text:span text:style-name="T3">d) </text:span><text:span text:style-name="T2">A</text:span><text:span text:style-name="T3"> = U−A = {2, 3, 5, 7, 8}</text:span></text:p>
      <text:p text:style-name="P2"><text:span text:style-name="T4"/></text:p>
      <text:p text:style-name="P1"><text:span text:style-name="T4">Q3</text:span></text:p>
      <text:p text:style-name="P2"><text:span text:style-name="T4"/></text:p>
      <text:p text:style-name="P2"><text:span text:style-name="T4">(X−Y)∩(X∪Y) is the set of elements that are in X but not in Y, AND are in either X or Y. The first is a subset of the second, and since elements have to be in both X−Y (the subset) and <text:s/>X∪Y (the larger set), this can be simplified to:</text:span></text:p>
      <text:p text:style-name="P2"><text:span text:style-name="T4"/></text:p>
      <text:p text:style-name="P2"><text:span text:style-name="T4">X−Y</text:span></text:p>
      <text:p text:style-name="P2"><text:span text:style-name="T4"/></text:p>
      <text:p text:style-name="P1"><text:span text:style-name="T4">Q4</text:span></text:p>
      <text:p text:style-name="P2"><text:span text:style-name="T4"/></text:p>
      <text:p text:style-name="P2"><text:span text:style-name="T4">a)</text:span></text:p>
      <text:p text:style-name="P2"><text:span text:style-name="T4">A = {x, y, z, d}</text:span></text:p>
      <text:p text:style-name="P2"><text:span text:style-name="T4">Bool = {T, F}</text:span></text:p>
      <text:p text:style-name="Standard"><text:span text:style-name="T3">B = A</text:span><text:span text:style-name="T5">×</text:span><text:span text:style-name="T3">Bool = { (x, T), (x, F), (y, T), (y, F), (z, T), (z, F), (d, T), (d, F) }</text:span></text:p>
      <text:p text:style-name="Standard"><text:span text:style-name="T3"/></text:p>
      <text:p text:style-name="Standard"><text:span text:style-name="T3">b)</text:span></text:p>
      <text:p text:style-name="Standard"><text:span text:style-name="T3"/></text:p>
      <text:p text:style-name="Standard"><text:span text:style-name="T3">This was too much to do by hand, so I wrote a program to do it. The program is enclosed as a source file («Powerset.java»). Similarly, I decided the output was too long to paste here, so I included it as a file as well («Q4 b) output.txt»).</text:span></text:p>
      <text:p text:style-name="Standard"><text:span text:style-name="T3"/></text:p>
      <text:p text:style-name="Standard"><text:span text:style-name="T3">Also, at the time of the solution, the task was to list the elements in the power set of AxBool. The enclosed solution is for the problem as it was at the time.</text:span></text:p>
      <text:p text:style-name="P2"><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Q5</text:span></text:p>
      <text:p text:style-name="P2"><text:span text:style-name="T4"/></text:p>
      <text:p text:style-name="P2"><text:span text:style-name="T4">a) In all the pairs of R, the first value is always a value found in A but not always in B, while the second value is always found in B but not always in A.</text:span></text:p>
      <text:p text:style-name="P2"><text:span text:style-name="T4"/></text:p>
      <text:p text:style-name="P2"><draw:frame draw:style-name="fr1" draw:name="bilder1" text:anchor-type="paragraph" svg:x="-0.007cm" svg:y="0.815cm" svg:width="7.384cm" svg:height="4.791cm" draw:z-index="0"><draw:image xlink:href="Pictures/2000000700001CD7000012B69CE729DC.svm" xlink:type="simple" xlink:show="embed" xlink:actuate="onLoad"/></draw:frame><text:span text:style-name="T4">b)</text:span></text:p>
      <text:p text:style-name="P2"><draw:frame draw:style-name="fr3" draw:name="Objekt1" text:anchor-type="paragraph" svg:x="7.696cm" svg:y="0.314cm" svg:width="2.985cm" svg:height="3.614cm" draw:z-index="1"><draw:object xlink:href="./Object 1" xlink:type="simple" xlink:show="embed" xlink:actuate="onLoad"/><draw:image xlink:href="./ObjectReplacements/Object 1" xlink:type="simple" xlink:show="embed" xlink:actuate="onLoad"/></draw:frame><text:span text:style-name="T4">c)</text:span></text:p>
      <text:p text:style-name="P2"><text:span text:style-name="T4">R </text:span><text:span text:style-name="T7">is </text:span><text:span text:style-name="T8">not reflexive</text:span><text:span text:style-name="T4">, because neither 1, 3 or 4 have a relation to themselves.</text:span></text:p>
      <text:p text:style-name="P2"><text:span text:style-name="T4">R </text:span><text:span text:style-name="T7">is </text:span><text:span text:style-name="T8">not symmetric</text:span><text:span text:style-name="T4">, because the relation contains (1, 3) but not (3, 1).</text:span></text:p>
      <text:p text:style-name="P2"><text:span text:style-name="T4">R</text:span><text:span text:style-name="T7"> is </text:span><text:span text:style-name="T8">antisymmetric</text:span><text:span text:style-name="T4">, because all elements (x, y) that have a corresponding (y, x) element in the <text:tab/>relation are elements where x=y.</text:span></text:p>
      <text:p text:style-name="P2"><text:span text:style-name="T4">R </text:span><text:span text:style-name="T7">is </text:span><text:span text:style-name="T8">not transitive</text:span><text:span text:style-name="T4">, because the relation contains (1, 3) and (3, 5) but not (1, 5).</text:span></text:p>
      <text:p text:style-name="P2"><text:span text:style-name="T4"/></text:p>
      <text:p text:style-name="P2"><text:span text:style-name="T4">d)</text:span></text:p>
      <text:p text:style-name="P2"><text:span text:style-name="T4">R is </text:span><text:span text:style-name="T8">not reflexive</text:span><text:span text:style-name="T4">, because some persons are born without hands, and thus cannot shake hands with <text:tab/>themselves.</text:span></text:p>
      <text:p text:style-name="P2"><text:span text:style-name="T4">R is </text:span><text:span text:style-name="T8">symmetric</text:span><text:span text:style-name="T4">, because shaking hands goes both ways – you can't shake hands with someone <text:tab/>without them shaking hands with you.</text:span></text:p>
      <text:p text:style-name="P2"><text:span text:style-name="T4">R is </text:span><text:span text:style-name="T8">not antisymmetric</text:span><text:span text:style-name="T4">, because shaking hands with someone doesn't mean they are you.</text:span></text:p>
      <text:p text:style-name="P2"><text:span text:style-name="T4">R is </text:span><text:span text:style-name="T8">not transitive</text:span><text:span text:style-name="T4">, because I can shake hands with two people without them ever meeting or <text:tab/>shaking hands.</text:span></text:p>
      <text:p text:style-name="P2"><text:span text:style-name="T4"/></text:p>
      <text:p text:style-name="P2"><text:span text:style-name="T4">e)</text:span></text:p>
      <text:p text:style-name="P2"><text:span text:style-name="T4">No. This is a simple «less than» relation, and those are not reflexive, and therefore the relation is not a partial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16T10:16:52.43</meta:creation-date>
    <dc:date>2014-09-23T10:45:55.68</dc:date>
    <meta:editing-duration>P7DT28M47S</meta:editing-duration>
    <meta:editing-cycles>45</meta:editing-cycles>
    <meta:generator>OpenOffice/4.1.1$Win32 OpenOffice.org_project/411m6$Build-9775</meta:generator>
    <meta:document-statistic meta:table-count="0" meta:image-count="5" meta:object-count="3" meta:page-count="4" meta:paragraph-count="51" meta:word-count="578" meta:character-count="25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style>
    <style:style style:name="ce2" style:family="table-cell" style:parent-style-name="Default">
      <style:table-cell-properties fo:background-color="#33ff99"/>
    </style:style>
  </office:automatic-styles>
  <office:body>
    <office:spreadsheet>
      <table:table table:name="Ark1" table:style-name="ta1" table:print="false">
        <table:table-column table:style-name="co1" table:default-cell-style-name="Default"/>
        <table:table-column table:style-name="co1" table:number-columns-repeated="5" table:default-cell-style-name="ce1"/>
        <table:table-row table:style-name="ro1">
          <table:table-cell/>
          <table:table-cell table:style-name="Default" office:value-type="float" office:value="2">
            <text:p>2</text:p>
          </table:table-cell>
          <table:table-cell table:style-name="Default" office:value-type="float" office:value="4">
            <text:p>4</text:p>
          </table:table-cell>
          <table:table-cell table:style-name="Default" office:value-type="float" office:value="6">
            <text:p>6</text:p>
          </table:table-cell>
          <table:table-cell table:style-name="Default" office:value-type="float" office:value="8">
            <text:p>8</text:p>
          </table:table-cell>
          <table:table-cell table:style-name="Default" office:value-type="float" office:value="12">
            <text:p>12</text:p>
          </table:table-cell>
        </table:table-row>
        <table:table-row table:style-name="ro1">
          <table:table-cell office:value-type="float" office:value="1">
            <text:p>1</text:p>
          </table:table-cell>
          <table:table-cell office:value-type="float" office:value="0">
            <text:p>0</text:p>
          </table:table-cell>
          <table:table-cell table:style-name="ce2" office:value-type="float" office:value="1">
            <text:p>1</text:p>
          </table:table-cell>
          <table:table-cell table:number-columns-repeated="3" office:value-type="float" office:value="0">
            <text:p>0</text:p>
          </table:table-cell>
        </table:table-row>
        <table:table-row table:style-name="ro1">
          <table:table-cell office:value-type="float" office:value="2">
            <text:p>2</text:p>
          </table:table-cell>
          <table:table-cell table:number-columns-repeated="3" office:value-type="float" office:value="0">
            <text:p>0</text:p>
          </table:table-cell>
          <table:table-cell table:style-name="ce2" office:value-type="float" office:value="1">
            <text:p>1</text:p>
          </table:table-cell>
          <table:table-cell office:value-type="float" office:value="0">
            <text:p>0</text:p>
          </table:table-cell>
        </table:table-row>
        <table:table-row table:style-name="ro1">
          <table:table-cell office:value-type="float" office:value="4">
            <text:p>4</text:p>
          </table:table-cell>
          <table:table-cell table:style-name="ce2" office:value-type="float" office:value="1">
            <text:p>1</text:p>
          </table:table-cell>
          <table:table-cell table:number-columns-repeated="4" office:value-type="float" office:value="0">
            <text:p>0</text:p>
          </table:table-cell>
        </table:table-row>
        <table:table-row table:style-name="ro1">
          <table:table-cell office:value-type="float" office:value="5">
            <text:p>5</text:p>
          </table:table-cell>
          <table:table-cell table:number-columns-repeated="3" office:value-type="float" office:value="0">
            <text:p>0</text:p>
          </table:table-cell>
          <table:table-cell table:style-name="ce2" office:value-type="float" office:value="1">
            <text:p>1</text:p>
          </table:table-cell>
          <table:table-cell office:value-type="float" office:value="0">
            <text:p>0</text:p>
          </table:table-cell>
        </table:table-row>
        <table:table-row table:style-name="ro1">
          <table:table-cell office:value-type="float" office:value="7">
            <text:p>7</text:p>
          </table:table-cell>
          <table:table-cell table:number-columns-repeated="2" office:value-type="float" office:value="0">
            <text:p>0</text:p>
          </table:table-cell>
          <table:table-cell table:style-name="ce2" office:value-type="float" office:value="1">
            <text:p>1</text:p>
          </table:table-cell>
          <table:table-cell table:number-columns-repeated="2" office:value-type="float" office:value="0">
            <text:p>0</text:p>
          </table:table-cell>
        </table:table-row>
        <table:table-row table:style-name="ro1">
          <table:table-cell office:value-type="float" office:value="8">
            <text:p>8</text:p>
          </table:table-cell>
          <table:table-cell table:number-columns-repeated="4" office:value-type="float" office:value="0">
            <text:p>0</text:p>
          </table:table-cell>
          <table:table-cell table:style-name="ce2" office:value-type="float" office:value="1">
            <text:p>1</text:p>
          </table:table-cell>
        </table:table-row>
        <table:table-row table:style-name="ro1">
          <table:table-cell office:value-type="float" office:value="10">
            <text:p>10</text:p>
          </table:table-cell>
          <table:table-cell table:number-columns-repeated="2" office:value-type="float" office:value="0">
            <text:p>0</text:p>
          </table:table-cell>
          <table:table-cell table:style-name="ce2" office:value-type="float" office:value="1">
            <text:p>1</text:p>
          </table:table-cell>
          <table:table-cell table:number-columns-repeated="2"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6">16.09.2014</text:date>, <text:time>11:14:02</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3.995cm"/>
    </style:style>
    <style:style style:name="co3" style:family="table-column">
      <style:table-column-properties fo:break-before="auto" style:column-width="2.24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Ark1" table:style-name="ta1" table:print="false">
        <table:table-column table:style-name="co1" table:number-columns-repeated="3" table:default-cell-style-name="ce1"/>
        <table:table-column table:style-name="co2" table:default-cell-style-name="ce1"/>
        <table:table-column table:style-name="co3" table:default-cell-style-name="ce1"/>
        <table:table-row table:style-name="ro1">
          <table:table-cell office:value-type="string">
            <text:p>A</text:p>
          </table:table-cell>
          <table:table-cell office:value-type="string">
            <text:p>B</text:p>
          </table:table-cell>
          <table:table-cell office:value-type="string">
            <text:p>C</text:p>
          </table:table-cell>
          <table:table-cell office:value-type="string">
            <text:p>(A ∧ B′) ∨ (C ∧ B′) ∨ A</text:p>
          </table:table-cell>
          <table:table-cell table:style-name="ce2" office:value-type="string">
            <text:p>A ∨ (B′ ∧ C)</text:p>
          </table:table-cell>
        </table:table-row>
        <table:table-row table:style-name="ro1">
          <table:table-cell table:number-columns-repeated="5" office:value-type="float" office:value="0">
            <text:p>0</text:p>
          </table:table-cell>
        </table:table-row>
        <table:table-row table:style-name="ro1">
          <table:table-cell table:number-columns-repeated="2" office:value-type="float" office:value="0">
            <text:p>0</text:p>
          </table:table-cell>
          <table:table-cell table:number-columns-repeated="3" office:value-type="float" office:value="1">
            <text:p>1</text:p>
          </table:table-cell>
        </table:table-row>
        <table:table-row table:style-name="ro1">
          <table:table-cell office:value-type="float" office:value="0">
            <text:p>0</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row>
        <table:table-row table:style-name="ro1">
          <table:table-cell office:value-type="float" office:value="1">
            <text:p>1</text:p>
          </table:table-cell>
          <table:table-cell office:value-type="float" office:value="0">
            <text:p>0</text:p>
          </table:table-cell>
          <table:table-cell table:number-columns-repeated="3" office:value-type="float" office:value="1">
            <text:p>1</text:p>
          </table:table-cell>
        </table:table-row>
        <table:table-row table:style-name="ro1">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1">
          <table:table-cell table:number-columns-repeated="5" office:value-type="float" office:value="1">
            <text:p>1</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3">23.09.2014</text:date>, <text:time>10:33:56</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3.995cm"/>
    </style:style>
    <style:style style:name="co3" style:family="table-column">
      <style:table-column-properties fo:break-before="auto" style:column-width="2.24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cm"/>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Ark1" table:style-name="ta1" table:print="false">
        <table:table-column table:style-name="co1" table:number-columns-repeated="3" table:default-cell-style-name="ce1"/>
        <table:table-column table:style-name="co2" table:default-cell-style-name="ce1"/>
        <table:table-column table:style-name="co3" table:default-cell-style-name="ce1"/>
        <table:table-row table:style-name="ro1">
          <table:table-cell office:value-type="string">
            <text:p>A</text:p>
          </table:table-cell>
          <table:table-cell office:value-type="string">
            <text:p>B</text:p>
          </table:table-cell>
          <table:table-cell office:value-type="string">
            <text:p>C</text:p>
          </table:table-cell>
          <table:table-cell table:style-name="ce2" office:value-type="string">
            <text:p>(A ∨ C′) ∧ (B ∨ C′) ∧ A</text:p>
          </table:table-cell>
          <table:table-cell table:style-name="ce3" office:value-type="string">
            <text:p>A ∧ (B ∨ C′)</text:p>
          </table:table-cell>
        </table:table-row>
        <table:table-row table:style-name="ro1">
          <table:table-cell table:number-columns-repeated="5" office:value-type="float" office:value="0">
            <text:p>0</text:p>
          </table:table-cell>
        </table:table-row>
        <table:table-row table:style-name="ro1">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row>
        <table:table-row table:style-name="ro1">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1">
          <table:table-cell table:number-columns-repeated="5" office:value-type="float" office:value="1">
            <text:p>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3">23.09.2014</text:date>, <text:time>10:42:03</text:time></text:p>
        </style:region-right>
      </style:header>
      <style:header-left style:display="false"/>
      <style:footer>
        <text:p>Side <text:page-number>1</text:page-number> / <text:page-count>99</text:page-count></text:p>
      </style:footer>
      <style:footer-left style:display="false"/>
    </style:master-page>
  </office:master-styles>
</office:document-styles>
</file>